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onaco1" svg:font-family="Monaco" style:font-adornments="Regular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onaco" svg:font-family="Monaco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ilingLists" style:family="table">
      <style:table-properties style:width="6.925in" table:align="margins"/>
    </style:style>
    <style:style style:name="MailingLists.A" style:family="table-column">
      <style:table-column-properties style:column-width="3.7174in" style:rel-column-width="5353*"/>
    </style:style>
    <style:style style:name="MailingLists.B" style:family="table-column">
      <style:table-column-properties style:column-width="3.2076in" style:rel-column-width="4619*"/>
    </style:style>
    <style:style style:name="MailingLists.A1" style:family="table-cell">
      <style:table-cell-properties fo:padding="0.0382in" fo:border-left="0.05pt solid #000000" fo:border-right="none" fo:border-top="0.05pt solid #000000" fo:border-bottom="0.05pt solid #000000"/>
    </style:style>
    <style:style style:name="MailingLists.B1" style:family="table-cell">
      <style:table-cell-properties fo:padding="0.0382in" fo:border="0.05pt solid #000000"/>
    </style:style>
    <style:style style:name="MailingLists.A2" style:family="table-cell">
      <style:table-cell-properties fo:padding="0.0382in" fo:border-left="0.05pt solid #000000" fo:border-right="none" fo:border-top="none" fo:border-bottom="0.05pt solid #000000"/>
    </style:style>
    <style:style style:name="MailingList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paragraph-rsid="000cc92a"/>
    </style:style>
    <style:style style:name="P2" style:family="paragraph" style:parent-style-name="Heading_20_2">
      <style:text-properties officeooo:paragraph-rsid="000d76fb"/>
    </style:style>
    <style:style style:name="P3" style:family="paragraph" style:parent-style-name="Heading_20_2">
      <style:text-properties fo:font-weight="bold" officeooo:paragraph-rsid="000d808e" style:font-weight-asian="bold" style:font-weight-complex="bold"/>
    </style:style>
    <style:style style:name="P4" style:family="paragraph" style:parent-style-name="Heading_20_2">
      <style:text-properties officeooo:paragraph-rsid="0010c6b6"/>
    </style:style>
    <style:style style:name="P5" style:family="paragraph" style:parent-style-name="Heading_20_3">
      <style:text-properties fo:font-size="12pt" officeooo:paragraph-rsid="000d76fb" style:font-size-asian="12pt" style:font-size-complex="12pt"/>
    </style:style>
    <style:style style:name="P6" style:family="paragraph" style:parent-style-name="Heading_20_3">
      <style:text-properties officeooo:paragraph-rsid="000d808e"/>
    </style:style>
    <style:style style:name="P7" style:family="paragraph" style:parent-style-name="Heading_20_3">
      <style:text-properties fo:font-weight="bold" style:font-weight-asian="bold" style:font-weight-complex="bold"/>
    </style:style>
    <style:style style:name="P8" style:family="paragraph" style:parent-style-name="Heading_20_3">
      <style:text-properties officeooo:paragraph-rsid="000f5914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Standard">
      <style:text-properties style:font-name="Arial"/>
    </style:style>
    <style:style style:name="P12" style:family="paragraph" style:parent-style-name="Standard">
      <style:text-properties style:font-name="Arial" officeooo:paragraph-rsid="00036395"/>
    </style:style>
    <style:style style:name="P13" style:family="paragraph" style:parent-style-name="Standard">
      <style:text-properties style:font-name="Arial" officeooo:paragraph-rsid="000431d3"/>
    </style:style>
    <style:style style:name="P14" style:family="paragraph" style:parent-style-name="Standard">
      <style:text-properties style:font-name="Arial" officeooo:paragraph-rsid="00046bd7"/>
    </style:style>
    <style:style style:name="P15" style:family="paragraph" style:parent-style-name="Standard">
      <style:text-properties style:font-name="Arial" officeooo:paragraph-rsid="0005d0c7"/>
    </style:style>
    <style:style style:name="P16" style:family="paragraph" style:parent-style-name="Standard">
      <style:text-properties style:font-name="Arial" officeooo:paragraph-rsid="00093e43"/>
    </style:style>
    <style:style style:name="P17" style:family="paragraph" style:parent-style-name="Standard">
      <style:text-properties officeooo:paragraph-rsid="000f5914"/>
    </style:style>
    <style:style style:name="P18" style:family="paragraph" style:parent-style-name="Standard">
      <style:text-properties officeooo:paragraph-rsid="0010c6b6"/>
    </style:style>
    <style:style style:name="P19" style:family="paragraph" style:parent-style-name="Preformatted_20_Text">
      <style:text-properties fo:font-weight="normal" officeooo:paragraph-rsid="000d808e" style:font-weight-asian="normal" style:font-weight-complex="normal"/>
    </style:style>
    <style:style style:name="P20" style:family="paragraph" style:parent-style-name="Preformatted_20_Text">
      <style:text-properties officeooo:paragraph-rsid="000d808e"/>
    </style:style>
    <style:style style:name="P21" style:family="paragraph" style:parent-style-name="Preformatted_20_Text">
      <style:text-properties officeooo:paragraph-rsid="000f5914"/>
    </style:style>
    <style:style style:name="P22" style:family="paragraph" style:parent-style-name="Preformatted_20_Text">
      <style:paragraph-properties fo:margin-top="0in" fo:margin-bottom="0.1965in" style:contextual-spacing="false"/>
    </style:style>
    <style:style style:name="P23" style:family="paragraph" style:parent-style-name="Text_20_body">
      <style:text-properties officeooo:paragraph-rsid="000cc92a"/>
    </style:style>
    <style:style style:name="P24" style:family="paragraph" style:parent-style-name="Text_20_body">
      <style:text-properties fo:font-weight="normal" officeooo:paragraph-rsid="000cc92a" style:font-weight-asian="normal" style:font-weight-complex="normal"/>
    </style:style>
    <style:style style:name="P25" style:family="paragraph" style:parent-style-name="Text_20_body">
      <style:text-properties fo:font-weight="normal" officeooo:paragraph-rsid="000d76fb" style:font-weight-asian="normal" style:font-weight-complex="normal"/>
    </style:style>
    <style:style style:name="P26" style:family="paragraph" style:parent-style-name="Text_20_body">
      <style:text-properties fo:font-weight="normal" officeooo:paragraph-rsid="000d808e" style:font-weight-asian="normal" style:font-weight-complex="normal"/>
    </style:style>
    <style:style style:name="P27" style:family="paragraph" style:parent-style-name="Text_20_body">
      <style:text-properties officeooo:paragraph-rsid="000d76fb"/>
    </style:style>
    <style:style style:name="P28" style:family="paragraph" style:parent-style-name="Text_20_body">
      <style:text-properties fo:font-weight="bold" officeooo:paragraph-rsid="000d76fb" style:font-weight-asian="bold" style:font-weight-complex="bold"/>
    </style:style>
    <style:style style:name="P29" style:family="paragraph" style:parent-style-name="Text_20_body">
      <style:text-properties officeooo:paragraph-rsid="000d808e"/>
    </style:style>
    <style:style style:name="P30" style:family="paragraph" style:parent-style-name="Text_20_body">
      <style:text-properties officeooo:paragraph-rsid="000f5914"/>
    </style:style>
    <style:style style:name="P31" style:family="paragraph" style:parent-style-name="Text_20_body">
      <style:text-properties officeooo:paragraph-rsid="0010c6b6"/>
    </style:style>
    <style:style style:name="P32" style:family="paragraph" style:parent-style-name="Table_20_Contents">
      <style:text-properties style:font-name="Arial1" officeooo:paragraph-rsid="000cc92a" style:font-size-asian="10.5pt"/>
    </style:style>
    <style:style style:name="P33" style:family="paragraph" style:parent-style-name="Table_20_Contents">
      <style:text-properties style:font-name="Arial1" officeooo:paragraph-rsid="000d76fb" style:font-size-asian="10.5pt"/>
    </style:style>
    <style:style style:name="P34" style:family="paragraph" style:parent-style-name="Table_20_Contents">
      <style:text-properties style:font-name="Arial1" fo:font-weight="bold" officeooo:paragraph-rsid="000cc92a" style:font-size-asian="10.5pt" style:font-weight-asian="bold" style:font-weight-complex="bold"/>
    </style:style>
    <style:style style:name="T1" style:family="text">
      <style:text-properties officeooo:rsid="0002cd1c"/>
    </style:style>
    <style:style style:name="T2" style:family="text">
      <style:text-properties officeooo:rsid="00036395"/>
    </style:style>
    <style:style style:name="T3" style:family="text">
      <style:text-properties officeooo:rsid="000431d3"/>
    </style:style>
    <style:style style:name="T4" style:family="text">
      <style:text-properties officeooo:rsid="00046bd7"/>
    </style:style>
    <style:style style:name="T5" style:family="text">
      <style:text-properties officeooo:rsid="0005adbd"/>
    </style:style>
    <style:style style:name="T6" style:family="text">
      <style:text-properties style:font-name="Arial" officeooo:rsid="000cc92a"/>
    </style:style>
    <style:style style:name="T7" style:family="text">
      <style:text-properties officeooo:rsid="0005d0c7"/>
    </style:style>
    <style:style style:name="T8" style:family="text">
      <style:text-properties officeooo:rsid="00075cba"/>
    </style:style>
    <style:style style:name="T9" style:family="text">
      <style:text-properties officeooo:rsid="0009215e"/>
    </style:style>
    <style:style style:name="T10" style:family="text">
      <style:text-properties officeooo:rsid="00093e43"/>
    </style:style>
    <style:style style:name="T11" style:family="text">
      <style:text-properties officeooo:rsid="000b15b0"/>
    </style:style>
    <style:style style:name="T12" style:family="text">
      <style:text-properties fo:font-weight="bold" officeooo:rsid="0005d0c7" style:font-weight-asian="bold" style:font-weight-complex="bold"/>
    </style:style>
    <style:style style:name="T13" style:family="text">
      <style:text-properties fo:font-weight="bold" officeooo:rsid="000bcd2c" style:font-weight-asian="bold" style:font-weight-complex="bold"/>
    </style:style>
    <style:style style:name="T14" style:family="text">
      <style:text-properties fo:font-weight="bold" officeooo:rsid="000d808e" style:font-weight-asian="bold" style:font-weight-complex="bold"/>
    </style:style>
    <style:style style:name="T15" style:family="text">
      <style:text-properties officeooo:rsid="000bcd2c"/>
    </style:style>
    <style:style style:name="T16" style:family="text">
      <style:text-properties fo:font-weight="normal" officeooo:rsid="000d808e" style:font-weight-asian="normal" style:font-weight-complex="normal"/>
    </style:style>
    <style:style style:name="T17" style:family="text">
      <style:text-properties officeooo:rsid="000cc92a"/>
    </style:style>
    <style:style style:name="T18" style:family="text">
      <style:text-properties officeooo:rsid="000d76fb"/>
    </style:style>
    <style:style style:name="T19" style:family="text">
      <style:text-properties officeooo:rsid="000d808e"/>
    </style:style>
    <style:style style:name="T20" style:family="text">
      <style:text-properties fo:font-style="italic" officeooo:rsid="000d76fb" style:font-style-asian="italic" style:font-style-complex="italic"/>
    </style:style>
    <style:style style:name="T21" style:family="text">
      <style:text-properties fo:font-style="italic" fo:font-weight="normal" officeooo:rsid="000d76fb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0d808e" style:font-style-asian="italic" style:font-weight-asian="normal" style:font-style-complex="italic" style:font-weight-complex="normal"/>
    </style:style>
    <style:style style:name="T23" style:family="text">
      <style:text-properties officeooo:rsid="000f5914"/>
    </style:style>
    <style:style style:name="T24" style:family="text">
      <style:text-properties officeooo:rsid="0010c6b6"/>
    </style:style>
    <style:style style:name="T25" style:family="text">
      <style:text-properties fo:color="#000000" style:font-name="Monaco1" fo:font-size="15pt" style:font-size-asian="15pt"/>
    </style:style>
    <style:style style:name="T26" style:family="text">
      <style:text-properties fo:color="#000000" style:font-name="Monaco1" fo:font-size="15pt" officeooo:rsid="0010c6b6" style:font-size-asian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7">Scope</text:span></text:h>
      <text:p text:style-name="P11"><text:span text:style-name="T1"/></text:p>
      <text:p text:style-name="P11"><text:span text:style-name="T1">This document describes the CRDS system which is used to determine the IDs of datasets which are affected by the submission of new reference files. <text:s text:c="2"/>Affected datasets become candidates for reprocessing by the pipelines. <text:s text:c="2"/></text:span><text:span text:style-name="T2">The effects of new references are nominally computed by the crds.bestrefs program running on </text:span><text:span text:style-name="T3">multiple sets of dataset/observartion instrument configuration parameters </text:span><text:span text:style-name="T4">using two different sets of reference assignment rules</text:span><text:span text:style-name="T3">; <text:s/>the recommended references under context #1 are compared to the recommended references under context #2. <text:s text:c="2"/>Where best reference recommendations differ, <text:s/>those datasets become candidates for reprocessing. <text:s text:c="3"/></text:span><text:span text:style-name="T4">In the case of tables, <text:s/>there is a proposed optimization whereby the old and new tables are themselves compared, <text:s/>and a dataset should only be reprocessed if the table rows applicable to that dataset differ.</text:span></text:p>
      <text:p text:style-name="P11"><text:span text:style-name="T4"/></text:p>
      <text:h text:style-name="Heading_20_1" text:outline-level="1"><text:span text:style-name="T7">Overview</text:span></text:h>
      <text:p text:style-name="P11"><text:span text:style-name="T1"/></text:p>
      <text:p text:style-name="P12"><text:span text:style-name="T2">The CRDS reprocessing system consists of these components:</text:span></text:p>
      <text:p text:style-name="P12"><text:span text:style-name="T2"/></text:p>
      <text:p text:style-name="P12"><text:span text:style-name="T2">1. <text:s/>The crds.bestrefs program can be configured to evaluate </text:span><text:span text:style-name="T3">two contexts with respect to a set of dataset parameters and compare the results, <text:s/>outputting the IDs of those datasets where reference files change. <text:s text:c="2"/>This program can be configured and run by anyone in this mode </text:span><text:span text:style-name="T5">but is dependent on access to the CRDS server.</text:span></text:p>
      <text:p text:style-name="P12"><text:span text:style-name="T3"/></text:p>
      <text:p text:style-name="P15"><text:span text:style-name="T7">2</text:span><text:span text:style-name="T3">. The CRDS server has a system for acquiring data set IDs and best reference assignment parameters from the archive database. <text:s text:c="2"/>For HST, <text:s/>this system makes direct SQL queries to a replicated copy of the DADSOPS database. <text:s text:c="2"/>For JWST, <text:s/>this system acquires dataset IDs and parameters from an archive web service. <text:s text:c="2"/>The CRDS server in turn makes these parameter sets available to the crds.bestrefs program via a common web service API.</text:span></text:p>
      <text:p text:style-name="P15"><text:span text:style-name="T3"/></text:p>
      <text:p text:style-name="P15"><text:span text:style-name="T7">3</text:span><text:span text:style-name="T3">. <text:s/>The CRDS server VM runs a cron job which monitors the CRDS server for changes in the operational context. <text:s text:c="2"/>When the operational context changes, <text:s/>the cron job computes affected datasets using crds.bestrefs and captures and outputs the results. <text:s text:c="2"/></text:span><text:span text:style-name="T5">This provides a central shared “official” repository of reprocessing information which can be downloaded over the web </text:span><text:span text:style-name="T7">or obtained from several different e-mail lists.</text:span></text:p>
      <text:p text:style-name="P13"><text:span text:style-name="T3"/></text:p>
      <text:p text:style-name="P13"><text:span text:style-name="T3">4. <text:s/>The CRDS server provides a web service which can be used to query the captured results from the affected datasets monitor described in (</text:span><text:span text:style-name="T7">3</text:span><text:span text:style-name="T3">) above.</text:span></text:p>
      <text:p text:style-name="P13"><text:span text:style-name="T3"/></text:p>
      <text:p text:style-name="P13"><text:span text:style-name="T3">5. <text:s/>The CRDS client library provides a reference client which </text:span><text:span text:style-name="T7">shows how to use the web service defined in </text:span><text:span text:style-name="T3">(4). <text:s text:c="2"/></text:span><text:span text:style-name="T4">This client is intended as a subclassable </text:span><text:span text:style-name="T7">example</text:span><text:span text:style-name="T4"> which illustrates how to use the web service and takes a first stab at handling </text:span><text:span text:style-name="T7">various nuances like the timing of results availability.</text:span></text:p>
      <text:p text:style-name="P13"><text:span text:style-name="T4"/></text:p>
      <text:p text:style-name="P14"><text:span text:style-name="T4">6. The CRDS bestrefs program is equipped to difference to contexts to determine which instruments and types can be affected by the difference. <text:s/>This is an optimization which is used to avoid evaluating parameters for all instruments and dates.</text:span></text:p>
      <text:h text:style-name="Heading_20_1" text:outline-level="1"><text:soft-page-break/><text:span text:style-name="T7">Obtaining Affected Datasets</text:span></text:h>
      <text:p text:style-name="P15"><text:span text:style-name="T7"/></text:p>
      <text:p text:style-name="P15"><text:span text:style-name="T7">Three different methods are available for obtaining affected datasets results:</text:span></text:p>
      <text:p text:style-name="P15"><text:span text:style-name="T7"/></text:p>
      <text:p text:style-name="P15"><text:span text:style-name="T7">1. </text:span><text:span text:style-name="T13">Local</text:span><text:span text:style-name="T12"> </text:span><text:span text:style-name="T13">crds.bestrefs r</text:span><text:span text:style-name="T12">un</text:span><text:span text:style-name="T7"> <text:s/>- <text:s/>End users have the option of running the crds.bestrefs program themselves </text:span><text:span text:style-name="T15">to compute the affects of a context transition.</text:span></text:p>
      <text:p text:style-name="P15"><text:span text:style-name="T7"/></text:p>
      <text:p text:style-name="P15"><text:span text:style-name="T7">Running the crds.bestrefs program themselves, <text:s/>end users have the option of choosing the crds.bestrefs configuration and behavior that best suits them, <text:s/>and have the option of processing arbitrary choices of old and new contexts. <text:s text:c="2"/>Some command line switch options of crds.bestrefs can be used to change the output produced by the context-to-context comparison.</text:span></text:p>
      <text:p text:style-name="P15"><text:span text:style-name="T7"/></text:p>
      <text:p text:style-name="P15"><text:span text:style-name="T7">2. </text:span><text:span text:style-name="T13">Server Results E</text:span><text:span text:style-name="T12">-mail </text:span><text:span text:style-name="T7">- <text:s/>End users have the option of subscribing to several mailing lists </text:span><text:span text:style-name="T15">to which</text:span><text:span text:style-name="T7"> the CRDS </text:span><text:span text:style-name="T15">VM</text:span><text:span text:style-name="T7"> cronjob outputs </text:span><text:span text:style-name="T15">centrally computed </text:span><text:span text:style-name="T7">results.</text:span></text:p>
      <text:p text:style-name="P15"><text:span text:style-name="T7"/></text:p>
      <text:p text:style-name="P15"><text:span text:style-name="T7">The CRDS e-mail of affected datasets includes a summary line in the subject which identifies the project and development level, <text:s/>the two contexts which defined this transition, <text:s/>the count of datasets affected by the transition, <text:s/>and </text:span><text:span text:style-name="T8">the presence or absence of errors in the computation. <text:s text:c="2"/>The body of the e-mail consists of log output from crds.bestrefs which is snipped to limit the maximum number of lines in the event of large amounts of log output. <text:s text:c="2"/>The dataset ids which are affected by the transition are listed in a compressed plaintext e-mail provided as an attachement. <text:s text:c="2"/>The compression of the dataset id list prevents extremely long lists from overwhelming the capabilities of common mail programs.</text:span></text:p>
      <text:p text:style-name="P14"><text:span text:style-name="T4"/></text:p>
      <text:p text:style-name="P15"><text:span text:style-name="T7">3. </text:span><text:span text:style-name="T13">CRDS </text:span><text:span text:style-name="T12">Web Service Pull</text:span><text:span text:style-name="T7"> - <text:s/>End users have the option of polling </text:span><text:span text:style-name="T15">a</text:span><text:span text:style-name="T7"> CRDS server web service which is used to distribute stored results.</text:span></text:p>
      <text:p text:style-name="P15"><text:span text:style-name="T7"/></text:p>
      <text:p text:style-name="P16"><text:span text:style-name="T8">The CRDS library provides a module (crds.query_affected) and two example scripts (query_affected_datasets and custom_query_affected_datasets) to encapsulate the nuances of obtaining stored affected dataset results from the CRDS server. <text:s/></text:span><text:span text:style-name="T15">Crds.query_affected is intended to be used as-is (query_affected_datasets) or sub-classed (custom_query_affected_datasets). <text:s text:c="3"/></text:span><text:span text:style-name="T8">The scripts maintain state on </text:span><text:span text:style-name="T10">a</text:span><text:span text:style-name="T8"> </text:span><text:span text:style-name="T10">users</text:span><text:span text:style-name="T8"> file system which records </text:span><text:span text:style-name="T10">which </text:span><text:span text:style-name="T8">context transitions have </text:span><text:span text:style-name="T10">already </text:span><text:span text:style-name="T8">been seen. <text:s text:c="2"/>The scripts can be used to interactively query the server and to replay </text:span><text:span text:style-name="T9">logs and lists of </text:span><text:span text:style-name="T8">dataset ids from ranges of </text:span><text:span text:style-name="T15">official </text:span><text:span text:style-name="T8">context transitions, <text:s/>either individually or as combined sets. <text:s text:c="2"/></text:span><text:span text:style-name="T10">Run in a polling configuration, <text:s/>the scripts produce output from each transition as it occurs. <text:s text:c="2"/></text:span><text:span text:style-name="T9">Because results may not be available on the CRDS server for minutes or hours after </text:span><text:span text:style-name="T10">a</text:span><text:span text:style-name="T9"> transition, <text:s/>it's possible for </text:span><text:span text:style-name="T10">polled output </text:span><text:span text:style-name="T9">to indicate that no results are ready </text:span><text:span text:style-name="T10">yet</text:span><text:span text:style-name="T9">. <text:s/></text:span><text:span text:style-name="T10">Run in the default mode, <text:s/>the script provides the </text:span><text:span text:style-name="T15">crds.bestrefs </text:span><text:span text:style-name="T10">output </text:span><text:span text:style-name="T15">captured on the </text:span><text:span text:style-name="T10">CRDS server </text:span><text:span text:style-name="T15">to</text:span><text:span text:style-name="T10"> stderr. <text:s text:c="3"/>Run in </text:span><text:span text:style-name="T15">quiet</text:span><text:span text:style-name="T10"> mode, <text:s/>most bestrefs output is suppressed and the script only outputs a </text:span><text:span text:style-name="T15">few</text:span><text:span text:style-name="T10"> line</text:span><text:span text:style-name="T15">s </text:span><text:span text:style-name="T10">indicating which transition is being considered, <text:s/></text:span><text:span text:style-name="T15">whether results were ready, <text:s/>and whether errors occurred</text:span><text:span text:style-name="T10">. <text:s/>In either mode, <text:s/>the list of affected dataset ids output on stdout is the same. <text:s text:c="2"/>The script is limited to querying the available stored results from official transitions on the CRDS server. <text:s text:c="2"/></text:span><text:span text:style-name="T11">The script cannot query transitions between aribtrary old and new context numbers </text:span><text:span text:style-name="T15">not already stored on the CRDS server. <text:s text:c="2"/>The script can list all available transitions and replay them.</text:span></text:p>
      <text:h text:style-name="P9" text:outline-level="1"><text:span text:style-name="T17">Email Output</text:span></text:h>
      <text:p text:style-name="P24"><text:span text:style-name="T6">This section discusses the affected dataset results which are available by e-mail.</text:span></text:p>
      <text:h text:style-name="P1" text:outline-level="2"><text:span text:style-name="T17">Mailing lists</text:span></text:h>
      <text:p text:style-name="P27"><text:span text:style-name="T18">CRDS server VMs output e-mail results to multiple addresses, <text:s/>each VM has it's own list and the HST OPS server also outputs to datamng@stsci.edu.</text:span></text:p>
      <table:table table:name="MailingLists" table:style-name="MailingLists">
        <table:table-column table:style-name="MailingLists.A"/>
        <table:table-column table:style-name="MailingLists.B"/>
        <table:table-row>
          <table:table-cell table:style-name="MailingLists.A1" office:value-type="string">
            <text:p text:style-name="P34"><text:span text:style-name="T17">List</text:span></text:p>
          </table:table-cell>
          <table:table-cell table:style-name="MailingLists.B1" office:value-type="string">
            <text:p text:style-name="P34"><text:span text:style-name="T17">Description</text:span></text:p>
          </table:table-cell>
        </table:table-row>
        <table:table-row>
          <table:table-cell table:style-name="MailingLists.A2" office:value-type="string">
            <text:p text:style-name="P32"><text:span text:style-name="T17">datamng@stsci.edu</text:span></text:p>
          </table:table-cell>
          <table:table-cell table:style-name="MailingLists.B2" office:value-type="string">
            <text:p text:style-name="P33"><text:span text:style-name="T18">Archive list</text:span></text:p>
          </table:table-cell>
        </table:table-row>
        <table:table-row>
          <table:table-cell table:style-name="MailingLists.A2" office:value-type="string">
            <text:p text:style-name="P33"><text:span text:style-name="T18">crds_hst_ops_reprocessing@maillist.stsci.edu</text:span></text:p>
          </table:table-cell>
          <table:table-cell table:style-name="MailingLists.B2" office:value-type="string">
            <text:p text:style-name="P33"><text:span text:style-name="T18">CRDS dedicated lists</text:span></text:p>
          </table:table-cell>
        </table:table-row>
        <table:table-row>
          <table:table-cell table:style-name="MailingLists.A2" office:value-type="string">
            <text:p text:style-name="P33"><text:span text:style-name="T18">crds_hst_test_reprocessing@maillist.stsci.edu</text:span></text:p>
          </table:table-cell>
          <table:table-cell table:style-name="MailingLists.B2" office:value-type="string">
            <text:p text:style-name="P33">“</text:p>
          </table:table-cell>
        </table:table-row>
        <table:table-row>
          <table:table-cell table:style-name="MailingLists.A2" office:value-type="string">
            <text:p text:style-name="P33"><text:span text:style-name="T18">crds_jwst_ops_reprocessing@maillist.stsci.edu</text:span></text:p>
          </table:table-cell>
          <table:table-cell table:style-name="MailingLists.B2" office:value-type="string">
            <text:p text:style-name="P33">“</text:p>
          </table:table-cell>
        </table:table-row>
        <table:table-row>
          <table:table-cell table:style-name="MailingLists.A2" office:value-type="string">
            <text:p text:style-name="P33"><text:span text:style-name="T18">crds_jwst_test_reprocessing@maillist.stsci.edu</text:span></text:p>
          </table:table-cell>
          <table:table-cell table:style-name="MailingLists.B2" office:value-type="string">
            <text:p text:style-name="P33">“</text:p>
          </table:table-cell>
        </table:table-row>
      </table:table>
      <text:p text:style-name="P23"><text:span text:style-name="T17"/></text:p>
      <text:h text:style-name="P2" text:outline-level="2"><text:span text:style-name="T18">Subject Line</text:span></text:h>
      <text:p text:style-name="P27"><text:span text:style-name="T18">Each results e-mail currently </text:span><text:span text:style-name="T19">h</text:span><text:span text:style-name="T18">as a subject line describing one context transition. For example:</text:span></text:p>
      <text:p text:style-name="P28"><text:span text:style-name="T18">OK: CRDS hst ops datasets affected hst_0376.pmap --&gt; hst_0377.pmap : 404 affected</text:span></text:p>
      <text:h text:style-name="P5" text:outline-level="3"><text:span text:style-name="T18">Status Token</text:span></text:h>
      <text:p text:style-name="P25"><text:span text:style-name="T18">The first token is either </text:span><text:span text:style-name="T20">OK, ERRORS, or FAILED</text:span><text:span text:style-name="T18">. <text:s text:c="2"/>OK indicates that CRDS is aware of no problems with the computation. <text:s text:c="2"/>ERRORS indicates that some aspect of the computation resulted in errors which call some results into question. <text:s/>FAILED means that some aspect of the computation failed so badly that there are no results.</text:span></text:p>
      <text:p text:style-name="P25"><text:span text:style-name="T18">An example ERRORS would be if CRDS discovers that a parameter value provided by the archive is invalid or cannot possibly select a reference file. <text:s text:c="2"/>For example an ACS SHUTRPOS with a value or MULTI could cause CRDS ERRORS.</text:span></text:p>
      <text:p text:style-name="P25"><text:span text:style-name="T18">An example FAILED would be if the CRDS Server, DADSOPS, or archive web service was unavailable making the computation impossible.</text:span></text:p>
      <text:h text:style-name="Heading_20_3" text:outline-level="3"><text:span text:style-name="T18">Project and Development Level</text:span></text:h>
      <text:p text:style-name="P29"><text:span text:style-name="T18">The next portion of the subject line identifies which CRDS project and server the e-mail was issued from </text:span><text:span text:style-name="T19">and that it is for affected datasets: <text:s text:c="2"/></text:span><text:span text:style-name="T21">CRDS hst ops datasets affected</text:span></text:p>
      <text:h text:style-name="Heading_20_3" text:outline-level="3"><text:span text:style-name="T19">Context </text:span><text:span text:style-name="T18">Transition</text:span></text:h>
      <text:p text:style-name="P27"><text:span text:style-name="T18">The next portion of the subject line indicates the context transition for which the results were computed: <text:s text:c="2"/></text:span><text:span text:style-name="T21">hst_0376.pmap --&gt; hst_0377.pmap</text:span></text:p>
      <text:p text:style-name="P27"><text:span text:style-name="T21"/></text:p>
      <text:h text:style-name="P7" text:outline-level="3"><text:soft-page-break/><text:span text:style-name="T19">Affected Datasets Count</text:span></text:h>
      <text:p text:style-name="P29"><text:span text:style-name="T16">The final piece of subject information is the number of datasets which have been identified as candidates for reprocessing: <text:s/></text:span><text:span text:style-name="T22">404 affected</text:span></text:p>
      <text:h text:style-name="P3" text:outline-level="2"><text:span text:style-name="T24">C</text:span><text:span text:style-name="T23">rds.bestrefs</text:span><text:span text:style-name="T19"> </text:span><text:span text:style-name="T24">Program</text:span><text:span text:style-name="T19"> Output</text:span></text:h>
      <text:p text:style-name="P26"><text:span text:style-name="T19">The body of the e-mail contains the snipped output from the crds.bestrefs program </text:span><text:span text:style-name="T24">bracketed inside summary lines from the cron job</text:span><text:span text:style-name="T19">:</text:span></text:p>
      <text:p text:style-name="P19"><text:span text:style-name="T19">--------------------------------------------------------------------------------------------------------------</text:span></text:p>
      <text:p text:style-name="Preformatted_20_Text">CRDS hst ops datasets affected hst_0376.pmap --&gt; hst_0377.pmap on 2015-11-24-11:25:09</text:p>
      <text:p text:style-name="Preformatted_20_Text">--------------------------------------------------------------------------------------------------------------</text:p>
      <text:p text:style-name="Preformatted_20_Text">CRDS <text:s/>: INFO <text:s text:c="4"/>[2015-11-24 11:25:13,925] <text:s/>Mapping differences from 'hst_0376.pmap' --&gt; 'hst_0377.pmap' affect:</text:p>
      <text:p text:style-name="Preformatted_20_Text"><text:s/>{'wfc3': ['darkfile']}</text:p>
      <text:p text:style-name="Preformatted_20_Text">CRDS <text:s/>: INFO <text:s text:c="4"/>[2015-11-24 11:25:14,618] <text:s/>Possibly affected --datasets-since dates determined by 'hst_0376.pmap' --&gt; 'hst_0377.pmap' are:</text:p>
      <text:p text:style-name="Preformatted_20_Text"><text:s/>{'wfc3': '2015-10-11 00:04:38'}</text:p>
      <text:p text:style-name="Preformatted_20_Text">CRDS <text:s/>: INFO <text:s text:c="4"/>[2015-11-24 11:25:14,619] <text:s/>Computing bestrefs for db datasets for ['wfc3']</text:p>
      <text:p text:style-name="Preformatted_20_Text">CRDS <text:s/>: INFO <text:s text:c="4"/>[2015-11-24 11:25:14,619] <text:s/>Dumping dataset parameters for 'wfc3' from CRDS server at '<text:a xlink:type="simple" xlink:href="https://hst-crds.stsci.edu/">https://hst-crds.stsci.edu</text:a>' since '2015-10-11 00:04:38'</text:p>
      <text:p text:style-name="Preformatted_20_Text">CRDS <text:s/>: INFO <text:s text:c="4"/>[2015-11-24 11:26:03,785] <text:s/>Downloaded <text:s/>2536 dataset ids for 'wfc3' since '2015-10-11 00:04:38'</text:p>
      <text:p text:style-name="Preformatted_20_Text">CRDS <text:s/>: INFO <text:s text:c="4"/>[2015-11-24 11:26:20,315] <text:s/>Updated exposure counts:</text:p>
      <text:p text:style-name="Preformatted_20_Text"><text:s/>{'WFC3': {'darkfile': 760}}</text:p>
      <text:p text:style-name="Preformatted_20_Text">CRDS <text:s/>: INFO <text:s text:c="4"/>[2015-11-24 11:26:20,316] <text:s/>Affected products = 404</text:p>
      <text:p text:style-name="Preformatted_20_Text">CRDS <text:s/>: INFO <text:s text:c="4"/>[2015-11-24 11:26:20,317] <text:s/>Unique error types: 0</text:p>
      <text:p text:style-name="Preformatted_20_Text">CRDS <text:s/>: INFO <text:s text:c="4"/>[2015-11-24 11:26:20,317] <text:s/>STARTED 2015-11-24 11:25:10.89</text:p>
      <text:p text:style-name="Preformatted_20_Text">CRDS <text:s/>: INFO <text:s text:c="4"/>[2015-11-24 11:26:20,317] <text:s/>STOPPED 2015-11-24 11:26:20.31</text:p>
      <text:p text:style-name="Preformatted_20_Text">CRDS <text:s/>: INFO <text:s text:c="4"/>[2015-11-24 11:26:20,317] <text:s/>ELAPSED 0:01:09.41</text:p>
      <text:p text:style-name="Preformatted_20_Text">CRDS <text:s/>: INFO <text:s text:c="4"/>[2015-11-24 11:26:20,317] <text:s text:c="7"/>0 total-files at <text:s text:c="3"/>0.0 <text:s/>total-files-per-second</text:p>
      <text:p text:style-name="Preformatted_20_Text">CRDS <text:s/>: INFO <text:s text:c="4"/>[2015-11-24 11:26:20,317] <text:s text:c="3"/>2.5 K datasets at <text:s text:c="2"/>36.5 <text:s/>datasets-per-second</text:p>
      <text:p text:style-name="Preformatted_20_Text">CRDS <text:s/>: INFO <text:s text:c="4"/>[2015-11-24 11:26:20,317] <text:s text:c="7"/>0 total-bytes at <text:s text:c="3"/>0.0 <text:s/>total-bytes-per-second</text:p>
      <text:p text:style-name="Preformatted_20_Text">CRDS <text:s/>: INFO <text:s text:c="4"/>[2015-11-24 11:26:20,317] <text:s/>0 errors</text:p>
      <text:p text:style-name="Preformatted_20_Text">CRDS <text:s/>: INFO <text:s text:c="4"/>[2015-11-24 11:26:20,317] <text:s/>0 warnings</text:p>
      <text:p text:style-name="Preformatted_20_Text">CRDS <text:s/>: INFO <text:s text:c="4"/>[2015-11-24 11:26:20,317] <text:s/>14 infos</text:p>
      <text:p text:style-name="Preformatted_20_Text">--------------------------------------------------------------------------------------------------------------</text:p>
      <text:p text:style-name="Preformatted_20_Text">OK: CRDS hst ops datasets affected hst_0376.pmap --&gt; hst_0377.pmap : 404 affected</text:p>
      <text:p text:style-name="P22">--------------------------------------------------------------------------------------------------------------</text:p>
      <text:p text:style-name="P17"><text:span text:style-name="T23">Logs containing large numbers of warnings or errors are snipped in the center, <text:s/>showing only lines from the start and end of the log.</text:span></text:p>
      <text:h text:style-name="Heading_20_3" text:outline-level="3"><text:span text:style-name="T14">Context Difference Logging</text:span></text:h>
      <text:p text:style-name="P26"><text:span text:style-name="T19">The first few lines of the log generally indicate that crds.bestrefs was run in a differencing mode which computes which instruments, types, and dataset dates can possibly be afffected by this context transition. <text:s text:c="2"/>The differencing mode is an optimization which enables </text:span><text:soft-page-break/><text:span text:style-name="T19">crds.bestrefs to produce results faster. <text:s text:c="3"/>For example, <text:s/>the output:</text:span></text:p>
      <text:p text:style-name="P20">CRDS <text:s/>: INFO <text:s text:c="4"/>[2015-11-24 11:25:13,925] <text:s/>Mapping differences from 'hst_0376.pmap' --&gt; 'hst_0377.pmap' affect:</text:p>
      <text:p text:style-name="P20"><text:s/>{'wfc3': ['darkfile']}</text:p>
      <text:p text:style-name="P20">CRDS <text:s/>: INFO <text:s text:c="4"/>[2015-11-24 11:25:14,618] <text:s/>Possibly affected --datasets-since dates determined by 'hst_0376.pmap' --&gt; 'hst_0377.pmap' are:</text:p>
      <text:p text:style-name="P20"><text:s/>{'wfc3': '2015-10-11 00:04:38'}</text:p>
      <text:p text:style-name="P20"/>
      <text:p text:style-name="P29"><text:span text:style-name="T19">indicates that only WFC3 DARKFILE references need to be checked, <text:s/>and only for datasets taken after <text:s/>2015-10-11 00:04:38. <text:s text:c="2"/>WFC3 DARKFILE is determined by differencing the two contexts. <text:s text:c="2"/>The date is computed by taking the minimum USEAFTER date of references revealed by differencing contexts. <text:s text:c="2"/></text:span><text:span text:style-name="T23">It is possible to by-pass the differencing optimization and run crds.bestrefs on all available datasets, <text:s/>instruments, and types; <text:s/>it takes longer to compute, <text:s/>up to 4-8 hours for all HST datasets, instruments, and types.</text:span></text:p>
      <text:h text:style-name="P6" text:outline-level="3"><text:span text:style-name="T19">Database Status</text:span></text:h>
      <text:p text:style-name="P29"><text:span text:style-name="T19">The next few lines of log output indicate the actions and status for interactions with the archive database service which provides dataset parameters for which to compute best references:</text:span></text:p>
      <text:p text:style-name="P20"><text:span text:style-name="T19">CRDS <text:s/>: INFO <text:s text:c="4"/>[2015-11-24 11:25:14,619] <text:s/>Computing bestrefs for db datasets for ['wfc3']</text:span></text:p>
      <text:p text:style-name="Preformatted_20_Text">CRDS <text:s/>: INFO <text:s text:c="4"/>[2015-11-24 11:25:14,619] <text:s/>Dumping dataset parameters for 'wfc3' from CRDS server at '<text:a xlink:type="simple" xlink:href="https://hst-crds.stsci.edu/">https://hst-crds.stsci.edu</text:a>' since '2015-10-11 00:04:38'</text:p>
      <text:p text:style-name="P22">CRDS <text:s/>: INFO <text:s text:c="4"/>[2015-11-24 11:26:03,785] <text:s/>Downloaded <text:s/>2536 dataset ids for 'wfc3' since '2015-10-11 00:04:38'</text:p>
      <text:p text:style-name="P29"><text:span text:style-name="T19">The output identifies which CRDS server is being consulted and gives the definitive indication of which dataset dates will be considered. <text:s text:c="2"/>The output also indicates how many dataset parameter sets were found for each instrument relative to that date. </text:span><text:span text:style-name="T23">Initially crds.bestrefs only queries for dataset ids, <text:s/>not the corresponding parameter sets. <text:s text:c="2"/>Later, <text:s/>incrementally, <text:s/>crds.bestrefs asks for parameter sets corresponding large blocks of ids and computes bestrefs as each block is retrieved.</text:span></text:p>
      <text:h text:style-name="P8" text:outline-level="3"><text:span text:style-name="T23">ERROR messages</text:span></text:h>
      <text:p text:style-name="P30"><text:span text:style-name="T23">Any errors which occur during the process of computing best references will occur inline in the next section of the log.</text:span></text:p>
      <text:h text:style-name="P8" text:outline-level="3"><text:span text:style-name="T23">Product Status</text:span></text:h>
      <text:p text:style-name="P30"><text:span text:style-name="T23">The next section of the log contains summary status about affected exposures and products which is presented after all computations have taken place:</text:span></text:p>
      <text:p text:style-name="P21"><text:span text:style-name="T23">CRDS <text:s/>: INFO <text:s text:c="4"/>[2015-11-24 11:26:20,315] <text:s/>Updated exposure counts:</text:span></text:p>
      <text:p text:style-name="Preformatted_20_Text"><text:s/>{'WFC3': {'darkfile': 760}}</text:p>
      <text:p text:style-name="Preformatted_20_Text">CRDS <text:s/>: INFO <text:s text:c="4"/>[2015-11-24 11:26:20,316] <text:s/>Affected products = 404</text:p>
      <text:p text:style-name="Preformatted_20_Text"/>
      <text:p text:style-name="P30"><text:span text:style-name="T23">CRDS computes bestrefs for every exposure ID identified </text:span><text:span text:style-name="T24">by the database</text:span><text:span text:style-name="T23">. <text:s text:c="2"/>Very often, <text:s/>multiple affected exposures are associated with the same product. <text:s/>For HST CRDS only reports product IDs so that count is shown</text:span><text:span text:style-name="T24"> and indicates the rough number of lines in the affected IDs output file.</text:span></text:p>
      <text:h text:style-name="Heading_20_3" text:outline-level="3"><text:soft-page-break/><text:span text:style-name="T23">Program Status</text:span></text:h>
      <text:p text:style-name="P30"><text:span text:style-name="T23">The final section of the log contains a summary of any errors that occurred, <text:s/>timing information, <text:s/>and total counts of warnings and errors:</text:span></text:p>
      <text:p text:style-name="Preformatted_20_Text"><text:span text:style-name="T23">CRDS <text:s/>: INFO <text:s text:c="4"/>[2015-11-24 11:26:20,317] <text:s/>Unique error types: 0</text:span></text:p>
      <text:p text:style-name="Preformatted_20_Text">CRDS <text:s/>: INFO <text:s text:c="4"/>[2015-11-24 11:26:20,317] <text:s/>STARTED 2015-11-24 11:25:10.89</text:p>
      <text:p text:style-name="Preformatted_20_Text">CRDS <text:s/>: INFO <text:s text:c="4"/>[2015-11-24 11:26:20,317] <text:s/>STOPPED 2015-11-24 11:26:20.31</text:p>
      <text:p text:style-name="Preformatted_20_Text">CRDS <text:s/>: INFO <text:s text:c="4"/>[2015-11-24 11:26:20,317] <text:s/>ELAPSED 0:01:09.41</text:p>
      <text:p text:style-name="Preformatted_20_Text">CRDS <text:s/>: INFO <text:s text:c="4"/>[2015-11-24 11:26:20,317] <text:s text:c="7"/>0 total-files at <text:s text:c="3"/>0.0 <text:s/>total-files-per-second</text:p>
      <text:p text:style-name="Preformatted_20_Text">CRDS <text:s/>: INFO <text:s text:c="4"/>[2015-11-24 11:26:20,317] <text:s text:c="3"/>2.5 K datasets at <text:s text:c="2"/>36.5 <text:s/>datasets-per-second</text:p>
      <text:p text:style-name="Preformatted_20_Text">CRDS <text:s/>: INFO <text:s text:c="4"/>[2015-11-24 11:26:20,317] <text:s text:c="7"/>0 total-bytes at <text:s text:c="3"/>0.0 <text:s/>total-bytes-per-second</text:p>
      <text:p text:style-name="Preformatted_20_Text">CRDS <text:s/>: INFO <text:s text:c="4"/>[2015-11-24 11:26:20,317] <text:s/>0 errors</text:p>
      <text:p text:style-name="Preformatted_20_Text">CRDS <text:s/>: INFO <text:s text:c="4"/>[2015-11-24 11:26:20,317] <text:s/>0 warnings</text:p>
      <text:p text:style-name="P22">CRDS <text:s/>: INFO <text:s text:c="4"/>[2015-11-24 11:26:20,317] <text:s/>14 infos</text:p>
      <text:h text:style-name="P4" text:outline-level="2"><text:span text:style-name="T24">Compressed Dataset IDs Attachment</text:span></text:h>
      <text:p text:style-name="P31"><text:span text:style-name="T24">The useful portion of the affected datasets e-mail is a gzipped text file (affected_ids.txt.gz) which lists one dataset product ID per line. <text:s text:c="2"/>Each listed HST product ID is a candidate for reprocessing. <text:s text:c="2"/>The nature of the IDs listed in JWST output is TBD. <text:s text:c="2"/>Example HST IDs:</text:span></text:p>
      <text:p text:style-name="Preformatted_20_Text">jchl04f1q</text:p>
      <text:p text:style-name="Preformatted_20_Text">jchl04f5q</text:p>
      <text:p text:style-name="Preformatted_20_Text">jchx01010</text:p>
      <text:p text:style-name="Preformatted_20_Text">jchx02010</text:p>
      <text:p text:style-name="Preformatted_20_Text">jchx03010</text:p>
      <text:p text:style-name="Preformatted_20_Text">…</text:p>
      <text:p text:style-name="P18"><text:span text:style-name="T24"/></text:p>
      <text:p text:style-name="Preformatted_20_Text"/>
      <text:p text:style-name="P31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Monaco1" svg:font-family="Monaco" style:font-adornments="Regular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onaco" svg:font-family="Monaco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Miller</meta:initial-creator>
    <meta:creation-date>2015-12-18T12:26:38</meta:creation-date>
    <dc:date>2015-12-18T17:09:46</dc:date>
    <dc:creator>Todd Miller</dc:creator>
    <meta:editing-duration>PT1H50M30S</meta:editing-duration>
    <meta:editing-cycles>2</meta:editing-cycles>
    <meta:generator>LibreOffice/4.0.5.2$MacOSX_x86 LibreOffice_project/5464147a081647a250913f19c0715bca595af2f</meta:generator>
    <meta:document-statistic meta:table-count="1" meta:image-count="0" meta:object-count="0" meta:page-count="6" meta:paragraph-count="117" meta:word-count="2066" meta:character-count="14609" meta:non-whitespace-character-count="12276"/>
  </office:meta>
</office:document-meta>
</file>